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937cm" svg:x="23.671cm" svg:y="3.237cm">
          <text:p text:style-name="P1">Target </text:p>
          <text:p text:style-name="P1">sco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4.826cm" svg:height="3.683cm" svg:x="12.114cm" svg:y="3.11cm">
          <text:p text:style-name="P1">Logistical </text:p>
          <text:p text:style-name="P1">Regr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937cm" svg:x="2.216cm" svg:y="2.983cm">
          <text:p text:style-name="P1">Featu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5.383cm" svg:y1="5.142cm" svg:x2="12.114cm" svg:y2="5.142cm">
          <text:p/>
        </draw:line>
        <draw:frame draw:style-name="gr3" draw:layer="layout" svg:width="6.302cm" svg:height="0.962cm" svg:x="5.62cm" svg:y="5.191cm">
          <draw:text-box>
            <text:p>Sparse binary matrix</text:p>
          </draw:text-box>
        </draw:frame>
        <draw:line draw:style-name="gr2" draw:text-style-name="P1" draw:layer="layout" svg:x1="23.67cm" svg:y1="5.142cm" svg:x2="16.939cm" svg:y2="5.142cm">
          <text:p/>
        </draw:line>
        <draw:frame draw:style-name="gr3" draw:layer="layout" svg:width="5.434cm" svg:height="1.673cm" svg:x="17.702cm" svg:y="5.269cm">
          <draw:text-box>
            <text:p text:style-name="P1">Vector of naturals<text:line-break/> in [0, 5]</text:p>
          </draw:text-box>
        </draw:frame>
        <draw:custom-shape draw:style-name="gr1" draw:text-style-name="P1" draw:layer="layout" svg:width="3.402cm" svg:height="3.937cm" svg:x="12.784cm" svg:y="7.604cm">
          <text:p text:style-name="P1">Model<text:line-break/>Paramet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4.462cm" svg:y1="6.842cm" svg:x2="14.462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21:30:45.851927448</meta:creation-date>
    <dc:date>2016-11-07T22:26:28.787498256</dc:date>
    <meta:editing-duration>PT9M18S</meta:editing-duration>
    <meta:editing-cycles>2</meta:editing-cycles>
    <meta:generator>LibreOffice/4.2.8.2$Linux_X86_64 LibreOffice_project/420m0$Build-2</meta:generator>
    <meta:document-statistic meta:object-count="9"/>
  </office:meta>
</office:document-meta>
</file>